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2cm"/>
    </style:style>
    <style:style style:name="co3" style:family="table-column">
      <style:table-column-properties fo:break-before="auto" style:column-width="2.7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2"/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6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" style:family="table-cell" style:parent-style-name="Default">
      <style:map style:condition="cell-content()&gt;=66" style:apply-style-name="Bad" style:base-cell-address="RAM.B22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ext-properties fo:color="#939393" fo:font-style="italic" style:font-style-asian="italic" style:font-style-complex="italic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map style:condition="cell-content()=&quot;BRAM&quot;" style:apply-style-name="Accent_20_3" style:base-cell-address="RAM.D1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none" fo:border-left="none" fo:border-right="0.06pt solid #000000" fo:border-top="none"/>
      <style:map style:condition="cell-content()&gt;=66" style:apply-style-name="Bad" style:base-cell-address="RAM.B22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>
      <style:text-properties fo:color="#d0d0d0"/>
    </style:style>
    <style:style style:name="ce31" style:family="table-cell" style:parent-style-name="Default" style:data-style-name="N0"/>
    <style:style style:name="ce32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Timin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xl clock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kHz</text:p>
          </table:table-cell>
        </table:table-row>
        <table:table-row table:style-name="ro1">
          <table:table-cell office:value-type="string" calcext:value-type="string">
            <text:p>H cnt</text:p>
          </table:table-cell>
          <table:table-cell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H freq</text:p>
          </table:table-cell>
          <table:table-cell table:formula="of:=[.B1]/[.B2]" office:value-type="float" office:value="15.625" calcext:value-type="float">
            <text:p>15,625</text:p>
          </table:table-cell>
          <table:table-cell office:value-type="string" calcext:value-type="string">
            <text:p>kHz</text:p>
          </table:table-cell>
        </table:table-row>
        <table:table-row table:style-name="ro1">
          <table:table-cell office:value-type="string" calcext:value-type="string">
            <text:p>V cnt</text:p>
          </table:table-cell>
          <table:table-cell table:formula="of:=256+16"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string" calcext:value-type="string">
            <text:p>V freq</text:p>
          </table:table-cell>
          <table:table-cell table:style-name="ce1" table:formula="of:=[.B3]/[.B4]*1000" office:value-type="float" office:value="57.4448529411765" calcext:value-type="float">
            <text:p>57,44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V visibl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xl</text:p>
          </table:table-cell>
        </table:table-row>
        <table:table-row table:style-name="ro1">
          <table:table-cell office:value-type="string" calcext:value-type="string">
            <text:p>V Blanking</text:p>
          </table:table-cell>
          <table:table-cell table:formula="of:=[.B4]-[.B6]" office:value-type="float" office:value="32" calcext:value-type="float">
            <text:p>32</text:p>
          </table:table-cell>
          <table:table-cell office:value-type="string" calcext:value-type="string">
            <text:p>pxl</text:p>
          </table:table-cell>
        </table:table-row>
        <table:table-row table:style-name="ro1">
          <table:table-cell office:value-type="string" calcext:value-type="string">
            <text:p>H visibl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xl</text:p>
          </table:table-cell>
        </table:table-row>
        <table:table-row table:style-name="ro1">
          <table:table-cell office:value-type="string" calcext:value-type="string">
            <text:p>H blanking</text:p>
          </table:table-cell>
          <table:table-cell table:formula="of:=[.B2]-[.B8]" office:value-type="float" office:value="128" calcext:value-type="float">
            <text:p>128</text:p>
          </table:table-cell>
          <table:table-cell office:value-type="string" calcext:value-type="string">
            <text:p>pxl</text:p>
          </table:table-cell>
        </table:table-row>
      </table:table>
      <table:table table:name="RAM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0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2" table:formula="of:=IF([.C1]=0;&quot;BRAM&quot;;&quot;SDRAM&quot;)" office:value-type="string" office:string-value="SDRAM" calcext:value-type="string">
            <text:p>SDRAM</text:p>
          </table:table-cell>
          <table:table-cell table:style-name="ce16" table:formula="of:=[.B1]*[.C1]" office:value-type="float" office:value="16" calcext:value-type="float">
            <text:p>16</text:p>
          </table:table-cell>
          <table:table-cell table:style-name="ce16" table:formula="of:=[.B1]*(1-[.C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2" table:formula="of:=IF([.C2]=0;&quot;BRAM&quot;;&quot;SDRAM&quot;)" office:value-type="string" office:string-value="SDRAM" calcext:value-type="string">
            <text:p>SDRAM</text:p>
          </table:table-cell>
          <table:table-cell table:style-name="ce16" table:formula="of:=[.B2]*[.C2]" office:value-type="float" office:value="4" calcext:value-type="float">
            <text:p>4</text:p>
          </table:table-cell>
          <table:table-cell table:style-name="ce16" table:formula="of:=[.B2]*(1-[.C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2" table:formula="of:=IF([.C3]=0;&quot;BRAM&quot;;&quot;SDRAM&quot;)" office:value-type="string" office:string-value="SDRAM" calcext:value-type="string">
            <text:p>SDRAM</text:p>
          </table:table-cell>
          <table:table-cell table:style-name="ce16" table:formula="of:=[.B3]*[.C3]" office:value-type="float" office:value="4" calcext:value-type="float">
            <text:p>4</text:p>
          </table:table-cell>
          <table:table-cell table:style-name="ce16" table:formula="of:=[.B3]*(1-[.C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J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IF([.C4]=0;&quot;BRAM&quot;;&quot;SDRAM&quot;)" office:value-type="string" office:string-value="BRAM" calcext:value-type="string">
            <text:p>BRAM</text:p>
          </table:table-cell>
          <table:table-cell table:style-name="ce16" table:formula="of:=[.B4]*[.C4]" office:value-type="float" office:value="0" calcext:value-type="float">
            <text:p>0</text:p>
          </table:table-cell>
          <table:table-cell table:style-name="ce16" table:formula="of:=[.B4]*(1-[.C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J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IF([.C5]=0;&quot;BRAM&quot;;&quot;SDRAM&quot;)" office:value-type="string" office:string-value="BRAM" calcext:value-type="string">
            <text:p>BRAM</text:p>
          </table:table-cell>
          <table:table-cell table:style-name="ce16" table:formula="of:=[.B5]*[.C5]" office:value-type="float" office:value="0" calcext:value-type="float">
            <text:p>0</text:p>
          </table:table-cell>
          <table:table-cell table:style-name="ce16" table:formula="of:=[.B5]*(1-[.C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BJ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IF([.C6]=0;&quot;BRAM&quot;;&quot;SDRAM&quot;)" office:value-type="string" office:string-value="BRAM" calcext:value-type="string">
            <text:p>BRAM</text:p>
          </table:table-cell>
          <table:table-cell table:style-name="ce16" table:formula="of:=[.B6]*[.C6]" office:value-type="float" office:value="0" calcext:value-type="float">
            <text:p>0</text:p>
          </table:table-cell>
          <table:table-cell table:style-name="ce16" table:formula="of:=[.B6]*(1-[.C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2" table:formula="of:=IF([.C7]=0;&quot;BRAM&quot;;&quot;SDRAM&quot;)" office:value-type="string" office:string-value="SDRAM" calcext:value-type="string">
            <text:p>SDRAM</text:p>
          </table:table-cell>
          <table:table-cell table:style-name="ce16" table:formula="of:=[.B7]*[.C7]" office:value-type="float" office:value="16" calcext:value-type="float">
            <text:p>16</text:p>
          </table:table-cell>
          <table:table-cell table:style-name="ce16" table:formula="of:=[.B7]*(1-[.C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2" calcext:value-type="float">
            <text:p>6502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IF([.C8]=0;&quot;BRAM&quot;;&quot;SDRAM&quot;)" office:value-type="string" office:string-value="BRAM" calcext:value-type="string">
            <text:p>BRAM</text:p>
          </table:table-cell>
          <table:table-cell table:style-name="ce16" table:formula="of:=[.B8]*[.C8]" office:value-type="float" office:value="0" calcext:value-type="float">
            <text:p>0</text:p>
          </table:table-cell>
          <table:table-cell table:style-name="ce16" table:formula="of:=[.B8]*(1-[.C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C6280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IF([.C9]=0;&quot;BRAM&quot;;&quot;SDRAM&quot;)" office:value-type="string" office:string-value="BRAM" calcext:value-type="string">
            <text:p>BRAM</text:p>
          </table:table-cell>
          <table:table-cell table:style-name="ce16" table:formula="of:=[.B9]*[.C9]" office:value-type="float" office:value="0" calcext:value-type="float">
            <text:p>0</text:p>
          </table:table-cell>
          <table:table-cell table:style-name="ce16" table:formula="of:=[.B9]*(1-[.C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uC628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IF([.C10]=0;&quot;BRAM&quot;;&quot;SDRAM&quot;)" office:value-type="string" office:string-value="BRAM" calcext:value-type="string">
            <text:p>BRAM</text:p>
          </table:table-cell>
          <table:table-cell table:style-name="ce16" table:formula="of:=[.B10]*[.C10]" office:value-type="float" office:value="0" calcext:value-type="float">
            <text:p>0</text:p>
          </table:table-cell>
          <table:table-cell table:style-name="ce16" table:formula="of:=[.B10]*(1-[.C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8751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IF([.C11]=0;&quot;BRAM&quot;;&quot;SDRAM&quot;)" office:value-type="string" office:string-value="BRAM" calcext:value-type="string">
            <text:p>BRAM</text:p>
          </table:table-cell>
          <table:table-cell table:style-name="ce16" table:formula="of:=[.B11]*[.C11]" office:value-type="float" office:value="0" calcext:value-type="float">
            <text:p>0</text:p>
          </table:table-cell>
          <table:table-cell table:style-name="ce16" table:formula="of:=[.B11]*(1-[.C1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8751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IF([.C12]=0;&quot;BRAM&quot;;&quot;SDRAM&quot;)" office:value-type="string" office:string-value="BRAM" calcext:value-type="string">
            <text:p>BRAM</text:p>
          </table:table-cell>
          <table:table-cell table:style-name="ce16" table:formula="of:=[.B12]*[.C12]" office:value-type="float" office:value="0" calcext:value-type="float">
            <text:p>0</text:p>
          </table:table-cell>
          <table:table-cell table:style-name="ce16" table:formula="of:=[.B12]*(1-[.C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T03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IF([.C13]=0;&quot;BRAM&quot;;&quot;SDRAM&quot;)" office:value-type="string" office:string-value="BRAM" calcext:value-type="string">
            <text:p>BRAM</text:p>
          </table:table-cell>
          <table:table-cell table:style-name="ce16" table:formula="of:=[.B13]*[.C13]" office:value-type="float" office:value="0" calcext:value-type="float">
            <text:p>0</text:p>
          </table:table-cell>
          <table:table-cell table:style-name="ce16" table:formula="of:=[.B13]*(1-[.C1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TOPL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IF([.C14]=0;&quot;BRAM&quot;;&quot;SDRAM&quot;)" office:value-type="string" office:string-value="BRAM" calcext:value-type="string">
            <text:p>BRAM</text:p>
          </table:table-cell>
          <table:table-cell table:style-name="ce16" table:formula="of:=[.B14]*[.C14]" office:value-type="float" office:value="0" calcext:value-type="float">
            <text:p>0</text:p>
          </table:table-cell>
          <table:table-cell table:style-name="ce16" table:formula="of:=[.B14]*(1-[.C1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X68K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IF([.C15]=0;&quot;BRAM&quot;;&quot;SDRAM&quot;)" office:value-type="string" office:string-value="BRAM" calcext:value-type="string">
            <text:p>BRAM</text:p>
          </table:table-cell>
          <table:table-cell table:style-name="ce16" table:formula="of:=[.B15]*[.C15]" office:value-type="float" office:value="0" calcext:value-type="float">
            <text:p>0</text:p>
          </table:table-cell>
          <table:table-cell table:style-name="ce16" table:formula="of:=[.B15]*(1-[.C1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SD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IF([.C16]=0;&quot;BRAM&quot;;&quot;SDRAM&quot;)" office:value-type="string" office:string-value="BRAM" calcext:value-type="string">
            <text:p>BRAM</text:p>
          </table:table-cell>
          <table:table-cell table:style-name="ce16" table:formula="of:=[.B16]*[.C16]" office:value-type="float" office:value="0" calcext:value-type="float">
            <text:p>0</text:p>
          </table:table-cell>
          <table:table-cell table:style-name="ce16" table:formula="of:=[.B16]*(1-[.C16])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Scan2x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IF([.C17]=0;&quot;BRAM&quot;;&quot;SDRAM&quot;)" office:value-type="string" office:string-value="BRAM" calcext:value-type="string">
            <text:p>BRAM</text:p>
          </table:table-cell>
          <table:table-cell table:style-name="ce16" table:formula="of:=[.B17]*[.C17]" office:value-type="float" office:value="0" calcext:value-type="float">
            <text:p>0</text:p>
          </table:table-cell>
          <table:table-cell table:style-name="ce16" table:formula="of:=[.B17]*(1-[.C1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IF([.C18]=0;&quot;BRAM&quot;;&quot;SDRAM&quot;)" office:value-type="string" office:string-value="BRAM" calcext:value-type="string">
            <text:p>BRAM</text:p>
          </table:table-cell>
          <table:table-cell table:style-name="ce16" table:formula="of:=[.B18]*[.C18]" office:value-type="float" office:value="0" calcext:value-type="float">
            <text:p>0</text:p>
          </table:table-cell>
          <table:table-cell table:style-name="ce16" table:formula="of:=[.B18]*(1-[.C18])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4"/>
          <table:table-cell table:style-name="ce7" office:value-type="string" calcext:value-type="string">
            <text:p>HuC6280</text:p>
          </table:table-cell>
          <table:table-cell table:style-name="ce11"/>
          <table:table-cell table:style-name="ce13" office:value-type="string" calcext:value-type="string">
            <text:p>i8751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Total BRAM</text:p>
          </table:table-cell>
          <table:table-cell table:style-name="ce8" table:formula="of:=SUM([.F1:.F18])-SUM([.F11:.F12])" office:value-type="float" office:value="53" calcext:value-type="float">
            <text:p>53</text:p>
          </table:table-cell>
          <table:table-cell/>
          <table:table-cell table:style-name="ce14" table:formula="of:=SUM([.F1:.F18])-SUM([.F9:.F10]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Free BRAM</text:p>
          </table:table-cell>
          <table:table-cell table:style-name="ce9" table:formula="of:=66-[.B22]" office:value-type="float" office:value="13" calcext:value-type="float">
            <text:p>13</text:p>
          </table:table-cell>
          <table:table-cell table:style-name="ce9"/>
          <table:table-cell table:style-name="ce15" table:formula="of:=66-[.D22]" office:value-type="float" office:value="19" calcext:value-type="float">
            <text:p>19</text:p>
          </table:table-cell>
          <table:table-cell table:number-columns-repeated="2"/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RAM.B22:RAM.B22 RAM.D22:RAM.D22">
            <calcext:condition calcext:apply-style-name="Bad" calcext:value="&gt;=66" calcext:base-cell-address="RAM.B22"/>
          </calcext:conditional-format>
          <calcext:conditional-format calcext:target-range-address="RAM.D1:RAM.D18">
            <calcext:condition calcext:apply-style-name="Accent 3" calcext:value="=&quot;BRAM&quot;" calcext:base-cell-address="RAM.D1"/>
          </calcext:conditional-format>
        </calcext:conditional-formats>
      </table:table>
      <table:table table:name="Object count" table:style-name="ta1"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bj clock</text:p>
          </table:table-cell>
          <table:table-cell table:style-name="ce31" office:value-type="float" office:value="12" calcext:value-type="float">
            <text:p>12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 office:value-type="string" calcext:value-type="string">
            <text:p>Line period</text:p>
          </table:table-cell>
          <table:table-cell office:value-type="float" office:value="64" calcext:value-type="float">
            <text:p>64</text:p>
          </table:table-cell>
          <table:table-cell table:style-name="ce32" office:value-type="string" calcext:value-type="string">
            <text:p>µs</text:p>
          </table:table-cell>
        </table:table-row>
        <table:table-row table:style-name="ro1">
          <table:table-cell office:value-type="string" calcext:value-type="string">
            <text:p>Max pixels/line</text:p>
          </table:table-cell>
          <table:table-cell table:formula="of:=[.B1]*[.B2]"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string" calcext:value-type="string">
            <text:p>Max tiles/line</text:p>
          </table:table-cell>
          <table:table-cell table:formula="of:=[.B3]/16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Table size</text:p>
          </table:table-cell>
          <table:table-cell table:formula="of:=1024/4" office:value-type="float" office:value="256" calcext:value-type="float">
            <text:p>2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 style:data-style-name="N2" text:time-value="06:25:55.5904109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pe </meta:initial-creator>
    <meta:creation-date>2021-09-24T09:24:53.217091713</meta:creation-date>
    <dc:date>2021-10-13T06:32:29.697886155</dc:date>
    <dc:creator>Pepe </dc:creator>
    <meta:editing-duration>PT18M36S</meta:editing-duration>
    <meta:editing-cycles>5</meta:editing-cycles>
    <meta:generator>LibreOffice/6.4.7.2$Linux_X86_64 LibreOffice_project/40$Build-2</meta:generator>
    <meta:document-statistic meta:table-count="3" meta:cell-count="153" meta:object-count="0"/>
  </office:meta>
</office:document-meta>
</file>